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9.36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2.04cm"/>
      <style:paragraph-properties style:writing-mode="lr-tb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63cm" svg:height="1.27cm" svg:x="0.879cm" svg:y="8.62cm">
          <text:p text:style-name="P1">Node shift = 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0.962cm" svg:y="9.9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54cm" svg:height="0.953cm" svg:x="3.262cm" svg:y="9.9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662cm" svg:y="9.9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8.162cm" svg:y="9.907cm">
          <text:p text:style-name="P1">Entry 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863cm" svg:height="1.27cm" svg:x="2.779cm" svg:y="13.22cm">
          <text:p text:style-name="P1">Node shift = 3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54cm" svg:height="0.953cm" svg:x="2.862cm" svg:y="14.5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5.162cm" svg:y="14.5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7.562cm" svg:y="14.5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0.062cm" svg:y="14.507cm">
          <text:p text:style-name="P1">Entry 7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532cm" svg:y1="10.86cm" svg:x2="5.805cm" svg:y2="12.993cm" draw:start-shape="id1" svg:d="M4532 10860v1317h1273v816" svg:viewBox="0 0 1274 2134">
          <text:p/>
        </draw:connector>
        <draw:custom-shape draw:style-name="gr1" draw:text-style-name="P1" draw:layer="layout" svg:width="9.863cm" svg:height="1.27cm" svg:x="4.379cm" svg:y="17.32cm">
          <text:p text:style-name="P1">Node shift =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4.462cm" svg:y="18.607cm">
          <text:p text:style-name="P1">Entry 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6.762cm" svg:y="18.607cm">
          <text:p text:style-name="P1">Entry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9.162cm" svg:y="18.607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0.953cm" svg:x="11.662cm" svg:y="18.607cm">
          <text:p text:style-name="P1">Entry 7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4.132cm" svg:y1="15.46cm" svg:x2="5.134cm" svg:y2="17.1cm" draw:start-shape="id2" draw:start-glue-point="2" svg:d="M4132 15460v1070h1002v570" svg:viewBox="0 0 1003 16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3-07T09:24:19.291455327</dc:date>
    <meta:editing-duration>PT27M53S</meta:editing-duration>
    <meta:editing-cycles>4</meta:editing-cycles>
    <meta:generator>LibreOffice/7.3.7.2$Linux_X86_64 LibreOffice_project/30$Build-2</meta:generator>
    <meta:document-statistic meta:object-count="17"/>
  </office:meta>
</office:document-meta>
</file>